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7e629" officeooo:paragraph-rsid="0017e629"/>
    </style:style>
    <style:style style:name="P2" style:family="paragraph" style:parent-style-name="Standard">
      <style:text-properties style:font-name="Noto Sans" fo:font-weight="bold" officeooo:rsid="0017df12" officeooo:paragraph-rsid="0017df12" style:font-weight-asian="bold" style:font-weight-complex="bold"/>
    </style:style>
    <style:style style:name="P3" style:family="paragraph" style:parent-style-name="Standard">
      <style:text-properties style:font-name="Noto Sans" fo:font-weight="bold" officeooo:rsid="0017e629" officeooo:paragraph-rsid="0017e629" style:font-weight-asian="bold" style:font-weight-complex="bold"/>
    </style:style>
    <style:style style:name="P4" style:family="paragraph" style:parent-style-name="Standard">
      <style:text-properties style:font-name="Noto Sans" officeooo:rsid="0017df12" officeooo:paragraph-rsid="0017df12"/>
    </style:style>
    <style:style style:name="P5" style:family="paragraph" style:parent-style-name="Standard">
      <style:text-properties style:font-name="Noto Sans" officeooo:rsid="0017e629" officeooo:paragraph-rsid="0017e629"/>
    </style:style>
    <style:style style:name="P6" style:family="paragraph" style:parent-style-name="Standard">
      <style:text-properties style:font-name="Noto Sans" officeooo:rsid="00188d82" officeooo:paragraph-rsid="00188d82"/>
    </style:style>
    <style:style style:name="P7" style:family="paragraph" style:parent-style-name="Standard" style:list-style-name="L1">
      <style:text-properties style:font-name="Noto Sans" officeooo:rsid="00188d82" officeooo:paragraph-rsid="00188d82"/>
    </style:style>
    <style:style style:name="T1" style:family="text">
      <style:text-properties style:font-name="Noto San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fbau und Struktur des Straßennetzwerks im Programm</text:p>
      <text:p text:style-name="P4"/>
      <text:p text:style-name="P4">Das Netzwerk wird als Graph dargestellt. Knoten repräsentieren Kreuzungen, Kanten Straßen.</text:p>
      <text:p text:style-name="P4"/>
      <text:p text:style-name="P4">Da es auf einer Straße in eine Richtung häufig länger dauert, als in eine andere und es auch Einbahnstraßen gibt, benutzen wir gerichtete Graphen.</text:p>
      <text:p text:style-name="P4"/>
      <text:p text:style-name="P4">Das Gewicht der Kanten soll die Zeit repräsentieren, die benötigt wird, um eine Kante zu befahren.</text:p>
      <text:p text:style-name="P4">Daher müssen die Gewichte bei unserem Graphen variabel sein.<text:line-break/>Das Gewicht wird hierbei über eine Funktion berechnet, die abhängig von der Anzahl an Autos auf der Kante ist.</text:p>
      <text:p text:style-name="P4">Vorläufig ist diese Funktion:</text:p>
      <text:p text:style-name="P4"/>
      <text:p text:style-name="P4">w(n) = a*n + b</text:p>
      <text:p text:style-name="P4"/>
      <text:p text:style-name="P4">Die Werte a und b sind hierbei kanstant für jede Kante und werden fest gespeichert.</text:p>
      <text:p text:style-name="P4"/>
      <text:p text:style-name="P1"><text:span text:style-name="T1">Jedoch soll nicht jedes mal das Gewicht einer Kante neu berechnet werden müssen, wenn es benötigt wird. Dafür werden die Gewichte in einer Adjazenzmatrix (</text:span><text:a xlink:type="simple" xlink:href="https://de.wikipedia.org/wiki/Adjazenzmatrix" text:style-name="Internet_20_link" text:visited-style-name="Visited_20_Internet_20_Link"><text:span text:style-name="T1">https://de.wikipedia.org/wiki/Adjazenzmatrix</text:span></text:a><text:span text:style-name="T1">) zwischengespeichert.</text:span></text:p>
      <text:p text:style-name="P5"/>
      <text:p text:style-name="P5">Diese Matrix wird dann bei jeder Änderung upgedated.</text:p>
      <text:p text:style-name="P5"/>
      <text:p text:style-name="P5">Der Geschwindigkeitsgewinn ist wichtig, da bei der Berechnung der Routen für die Autos (sowohl bei Djikstraa als auch bei der KI) häufig auf die Gewichte zurückgegriffen werden muss.</text:p>
      <text:p text:style-name="P5"/>
      <text:p text:style-name="P3">Implementierung</text:p>
      <text:p text:style-name="P5"/>
      <text:p text:style-name="P5">Es gibt eine Klasse für Knoten, eine für Kanten und eine für das Netzwerk.</text:p>
      <text:p text:style-name="P5">Dementsprechend ist ein Knoten ein Objekt der Klasse Vertex, eine Kante eins der Klasse Edge und ein Straßennetwerk eines der Klasse Net.</text:p>
      <text:p text:style-name="P5"/>
      <text:p text:style-name="P6">Ein Knoten hat eine Knoten-ID, die Koordinaten, die seine Position darstellen. Außerdem beinhaltet ein Objekt von Vertex eine Liste von den Knoten-IDs, zu denen dieser Knoten Kanten hat und diese Kanten-Ids.</text:p>
      <text:p text:style-name="P6"/>
      <text:p text:style-name="P6">Eine Kante hat eine Kanten-ID, und beinhaltet folgende weitere Parameter:</text:p>
      <text:list xml:id="list1064420936" text:style-name="L1">
        <text:list-item>
          <text:p text:style-name="P7">Ausgangsknoten</text:p>
        </text:list-item>
        <text:list-item>
          <text:p text:style-name="P7"><text:soft-page-break/>Endknoten</text:p>
        </text:list-item>
        <text:list-item>
          <text:p text:style-name="P7">Luftlinien-Distanz der beiden Knoten (durch Koordinatenangaben)</text:p>
        </text:list-item>
        <text:list-item>
          <text:p text:style-name="P7">Parameter a und b der Gewichtsfunktion</text:p>
        </text:list-item>
        <text:list-item>
          <text:p text:style-name="P7">Anzahl an Autos, die momentan auf der Kante fahren</text:p>
        </text:list-item>
        <text:list-item>
          <text:p text:style-name="P7">aktuelles Gewicht der Kante</text:p>
        </text:list-item>
      </text:list>
      <text:p text:style-name="P5"/>
      <text:p text:style-name="P6">Ein Netzwerk umschließt Knoten, Kanten und die Darstellung des Graphen in Listen und in Matrixform, wobei in der Listenform auf die Objekte (von Vertex und Edge) zugegriffen werden kann, während in der Matrix nur die momentanen Gewichte stehen.</text:p>
      <text:p text:style-name="P6">Dadruch ermöglicht die Matrix schnelle Rechenoperatio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0:30:55.490781312</meta:creation-date>
    <meta:generator>LibreOffice/6.2.5.2$Linux_X86_64 LibreOffice_project/20$Build-2</meta:generator>
    <dc:date>2019-07-28T11:02:49.078492260</dc:date>
    <meta:editing-duration>PT8M51S</meta:editing-duration>
    <meta:editing-cycles>1</meta:editing-cycles>
    <meta:document-statistic meta:table-count="0" meta:image-count="0" meta:object-count="0" meta:page-count="2" meta:paragraph-count="24" meta:word-count="327" meta:character-count="2152" meta:non-whitespace-character-count="1855"/>
  </office:meta>
</office:document-meta>
</file>